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96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032" officeooo:paragraph-rsid="00188032"/>
    </style:style>
    <style:style style:name="P2" style:family="paragraph" style:parent-style-name="Standard">
      <style:text-properties officeooo:rsid="00188032" officeooo:paragraph-rsid="0019c5fd"/>
    </style:style>
    <style:style style:name="P3" style:family="paragraph" style:parent-style-name="Standard">
      <style:text-properties officeooo:rsid="001b459c" officeooo:paragraph-rsid="001b459c"/>
    </style:style>
    <style:style style:name="P4" style:family="paragraph" style:parent-style-name="Standard">
      <style:text-properties officeooo:rsid="001c3b62" officeooo:paragraph-rsid="001c3b62"/>
    </style:style>
    <style:style style:name="P5" style:family="paragraph" style:parent-style-name="Table_20_Contents">
      <style:text-properties officeooo:rsid="001926bd" officeooo:paragraph-rsid="001926bd"/>
    </style:style>
    <style:style style:name="T1" style:family="text">
      <style:text-properties officeooo:rsid="0019c5fd"/>
    </style:style>
    <style:style style:name="T2" style:family="text">
      <style:text-properties officeooo:rsid="001c3b62"/>
    </style:style>
    <style:style style:name="T3" style:family="text">
      <style:text-properties officeooo:rsid="001cb5c5"/>
    </style:style>
    <style:style style:name="T4" style:family="text">
      <style:text-properties officeooo:rsid="001cb86b"/>
    </style:style>
    <style:style style:name="T5" style:family="text">
      <style:text-properties officeooo:rsid="001d6821"/>
    </style:style>
    <style:style style:name="T6" style:family="text">
      <style:text-properties officeooo:rsid="001e83d3"/>
    </style:style>
    <style:style style:name="T7" style:family="text">
      <style:text-properties officeooo:rsid="001fa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<text:s/><text:span text:style-name="T3">5</text:span> <text:s text:c="22"/>Pihla Toivanen</text:p>
      <text:p text:style-name="P1"/>
      <text:p text:style-name="P2">Tällä viikolla <text:span text:style-name="T1">tein Huffman -koodauksen valmiiksi tiedostoonkirjoituksineen -ja lukuineen</text:span>. <text:span text:style-name="T6">Koska Javassa ei voi kirjoittaa yksittäisiä bittejä tiedostoon, käytän tällä hetkellä valmiita kirjastotiedostoja.</text:span> Tein <text:span text:style-name="T1">Huffman-koodaukselle</text:span> JUnit -testin, <text:span text:style-name="T1">sille on helppo testata, että arvot ovat samat ennen huffmania ja sen jälkeen tiedostosta luettaessa</text:span>. </text:p>
      <text:p text:style-name="P2"/>
      <text:p text:style-name="P2">Aloitin tekemään suorituskykytestausta näin. <text:span text:style-name="T4">Minulla on testipohja, jolle annetaan input- ja output-tiedosto ja se palauttaa suoritusajan</text:span>: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ustat pie<text:span text:style-name="T2">ni (256x256): 4s, pakattu kuva kooltaan 0,02% alkuperäisestä</text:span></text:p>
          </table:table-cell>
          <table:table-cell table:style-name="Table1.B1" office:value-type="string">
            <text:p text:style-name="P5">Mustat is<text:span text:style-name="T2">o (1024x1024): 1min.. -.- Tämän jälkeen keskeytin. Pakattu kuva 0,02% alkuperäisestä</text:span></text:p>
          </table:table-cell>
        </table:table-row>
        <table:table-row table:style-name="Table1.2">
          <table:table-cell table:style-name="Table1.A2" office:value-type="string">
            <text:p text:style-name="P5">Värilliset pienet kuvat</text:p>
          </table:table-cell>
          <table:table-cell table:style-name="Table1.B2" office:value-type="string">
            <text:p text:style-name="P5">Värilliset isommat kuvat</text:p>
          </table:table-cell>
        </table:table-row>
      </table:table>
      <text:p text:style-name="P1"/>
      <text:p text:style-name="P4">Tarkastelin tarkemmin iso<text:span text:style-name="T5">n mustan kuvan</text:span> suoritusta ja huomasin, niin kuin aiemminkin ennustin, että DCT – IDCT -vaiheet ovat liian hitaita, O(n^4). Aloitin tekemään niitä tuolla helpoimmalla versiolla, nyt siis täytyisi koodata jonkinlainen Fast DCT mitä oikeat kuvankäsittelyohjelmat käyttävät. <text:span text:style-name="T4">Yritän tehdä sen ensi viikoksi, mutta en ole varma kuinka hankalaa se on. Jonkunlaista dynaamisen ohjelmoinnin ratkaisua tulisi käyttää kosinifunktioiden arvojen laskemisessa. </text:span></text:p>
      <text:p text:style-name="P3"/>
      <text:p text:style-name="P3">Seuraava ja viimeinen <text:span text:style-name="T4">kokonaan uusi osa, jonka aion tehdä ensi viikoksi, on</text:span> tiedostotyyppini dekooderiin tuleva kuva<text:span text:style-name="T5">nnäyttäjä</text:span>. Teen siis Swingillä moduulin, joka näyttää tiedosto<text:span text:style-name="T5">sta luetun pakatun kuvani kuvan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1:47:24.374341871</meta:creation-date>
    <dc:date>2015-02-12T22:01:53.138203776</dc:date>
    <meta:editing-duration>P1DT13H46M23S</meta:editing-duration>
    <meta:editing-cycles>8</meta:editing-cycles>
    <meta:generator>LibreOffice/4.2.7.2$Linux_X86_64 LibreOffice_project/420m0$Build-2</meta:generator>
    <meta:document-statistic meta:table-count="1" meta:image-count="0" meta:object-count="0" meta:page-count="1" meta:paragraph-count="9" meta:word-count="174" meta:character-count="1436" meta:non-whitespace-character-count="1243"/>
  </office:meta>
</office:document-meta>
</file>